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07cm" fo:min-width="27.44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337cm" fo:min-width="6.802cm" loext:decorative="false"/>
      <style:paragraph-properties style:writing-mode="lr-tb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26.17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25cm" fo:min-width="26.17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607cm" fo:min-width="26.17cm" loext:decorative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1.02cm" fo:min-width="3.89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2cm" fo:min-width="3.94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2cm" fo:min-width="1.722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02cm" fo:min-width="5.037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02cm" fo:min-width="25.758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2cm" fo:min-width="2.35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3.85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02cm" svg:height="1.587cm" svg:x="10.208cm" svg:y="0.048cm">
          <text:p text:style-name="P1">Editing tool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0.8cm" svg:y="1.952cm">
          <text:p text:style-name="P1">Temp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4.3cm" svg:y="1.952cm">
          <text:p text:style-name="P1">Ba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6.67cm" svg:height="3.175cm" svg:x="0.682cm" svg:y="6.08cm">
          <text:p text:style-name="P1">4 track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6.67cm" svg:height="3.175cm" svg:x="0.682cm" svg:y="9.572cm">
          <text:p text:style-name="P1">Song cannot exceed 2 minut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6.67cm" svg:height="3.175cm" svg:x="0.682cm" svg:y="13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6.67cm" svg:height="2.857cm" svg:x="0.682cm" svg:y="16.5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395cm" svg:height="1.27cm" svg:x="7.4cm" svg:y="1.952cm">
          <text:p text:style-name="P1">Instrument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395cm" svg:height="1.27cm" svg:x="12.4cm" svg:y="1.952cm">
          <text:p text:style-name="P1">Metronom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395cm" svg:height="1.27cm" svg:x="17.3cm" svg:y="1.952cm">
          <text:p text:style-name="P1">Durati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395cm" svg:height="1.27cm" svg:x="22.1cm" svg:y="1.952cm">
          <text:p text:style-name="P1">Dynamic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445cm" svg:height="0.952cm" svg:x="9.255cm" svg:y="4.81cm">
          <text:p text:style-name="P1">Isolate track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22cm" svg:height="0.952cm" svg:x="0.7cm" svg:y="4.81cm">
          <text:p text:style-name="P1">Play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537cm" svg:height="0.952cm" svg:x="3.4cm" svg:y="4.81cm">
          <text:p text:style-name="P1">Play Beginnin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6.258cm" svg:height="0.952cm" svg:x="1cm" svg:y="20.05cm">
          <text:p text:style-name="P1">Instruments appear at the bottom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57cm" svg:height="0.952cm" svg:x="14.335cm" svg:y="4.81cm">
          <text:p text:style-name="P1">Recor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19:32:38.861973768</meta:creation-date>
    <dc:date>2025-06-02T19:46:56.780705251</dc:date>
    <meta:editing-duration>PT3M40S</meta:editing-duration>
    <meta:editing-cycles>1</meta:editing-cycles>
    <meta:document-statistic meta:object-count="17"/>
    <meta:generator>LibreOffice/25.2.3.2$Linux_X86_64 LibreOffice_project/520$Build-2</meta:generator>
  </office:meta>
</office:document-meta>
</file>